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RV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Ingol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stet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Ingol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stet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umstraße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rach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8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nderstraße 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rtstoff-Bauhof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5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Alt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rtstoff-Bauhof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7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79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aven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nnenstiehl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Ravensburg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6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iedrichsha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netzenhaus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Friedrichshafen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8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iedrichsha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netzenhauser 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Friedrichshafen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9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ch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l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lech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issleg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ndbad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JuH Kisslegg Dienstell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atreut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????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0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rfeld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werbegebie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riedstraße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9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riedstraße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69305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Leut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dstück Herr Loh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12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ut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dstück Herr Loh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3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-Stellplatz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21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ad Wurz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ental 6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lechcontainer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169304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